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50">
      <style:table-cell-properties fo:background-color="#999999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11" office:value-type="string" calcext:value-type="string">
            <text:p>Continent</text:p>
          </table:table-cell>
          <table:table-cell table:style-name="ce18" office:value-type="string" calcext:value-type="string">
            <text:p>Last 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16" calcext:value-type="float">
            <text:p>2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56" calcext:value-type="float">
            <text:p>456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340" calcext:value-type="float">
            <text:p>3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27" calcext:value-type="float">
            <text:p>3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9" calcext:value-type="float">
            <text:p>2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588" calcext:value-type="float">
            <text:p>558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549" calcext:value-type="float">
            <text:p>55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238" calcext:value-type="float">
            <text:p>23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937" calcext:value-type="float">
            <text:p>4937</text:p>
          </table:table-cell>
          <table:table-cell office:value-type="float" office:value="178" calcext:value-type="float">
            <text:p>178</text:p>
          </table:table-cell>
          <table:table-cell office:value-type="float" office:value="547" calcext:value-type="float">
            <text:p>547</text:p>
          </table:table-cell>
          <table:table-cell office:value-type="float" office:value="4212" calcext:value-type="float">
            <text:p>42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554" calcext:value-type="float">
            <text:p>255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493" calcext:value-type="float">
            <text:p>24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5 23:37:4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5 23:37:49</text:p>
          </table:table-cell>
          <table:table-cell office:value-type="float" office:value="1029" calcext:value-type="float">
            <text:p>10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8" calcext:value-type="float">
            <text:p>10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5 23:37: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5 23:37:49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5 23:37:49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5 23:37:4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5 23:37:49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69" calcext:value-type="float">
            <text:p>3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5 23:37:4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688" calcext:value-type="float">
            <text:p>6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1342" calcext:value-type="float">
            <text:p>13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7: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7:35:38</text:p>
          </table:table-cell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office:value-type="float" office:value="403" calcext:value-type="float">
            <text:p>403</text:p>
          </table:table-cell>
          <table:table-cell office:value-type="float" office:value="150" calcext:value-type="float">
            <text:p>1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13:59:1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10:50:39</text:p>
          </table:table-cell>
          <table:table-cell office:value-type="float" office:value="1433" calcext:value-type="float">
            <text:p>1433</text:p>
          </table:table-cell>
          <table:table-cell office:value-type="float" office:value="8" calcext:value-type="float">
            <text:p>8</text:p>
          </table:table-cell>
          <table:table-cell office:value-type="float" office:value="1336" calcext:value-type="float">
            <text:p>1336</text:p>
          </table:table-cell>
          <table:table-cell office:value-type="float" office:value="89" calcext:value-type="float">
            <text:p>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00:10:20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11:34</text:p>
          </table:table-cell>
          <table:table-cell office:value-type="float" office:value="1274" calcext:value-type="float">
            <text:p>1274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9:10:20</text:p>
          </table:table-cell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304" calcext:value-type="float">
            <text:p>3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10:50:39</text:p>
          </table:table-cell>
          <table:table-cell office:value-type="float" office:value="67801" calcext:value-type="float">
            <text:p>67801</text:p>
          </table:table-cell>
          <table:table-cell office:value-type="float" office:value="3163" calcext:value-type="float">
            <text:p>3163</text:p>
          </table:table-cell>
          <table:table-cell office:value-type="float" office:value="60811" calcext:value-type="float">
            <text:p>60811</text:p>
          </table:table-cell>
          <table:table-cell office:value-type="float" office:value="3827" calcext:value-type="float">
            <text:p>38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0:54:4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7:30: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769" calcext:value-type="float">
            <text:p>769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98" calcext:value-type="float">
            <text:p>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23:25:4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14:16:21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6 23:37:18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06:43:02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724" calcext:value-type="float">
            <text:p>172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689" calcext:value-type="float">
            <text:p>16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5233" calcext:value-type="float">
            <text:p>25233</text:p>
          </table:table-cell>
          <table:table-cell office:value-type="float" office:value="1331" calcext:value-type="float">
            <text:p>1331</text:p>
          </table:table-cell>
          <table:table-cell office:value-type="float" office:value="3900" calcext:value-type="float">
            <text:p>3900</text:p>
          </table:table-cell>
          <table:table-cell office:value-type="float" office:value="20002" calcext:value-type="float">
            <text:p>200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412" calcext:value-type="float">
            <text:p>6412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6053" calcext:value-type="float">
            <text:p>60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529" calcext:value-type="float">
            <text:p>9529</text:p>
          </table:table-cell>
          <table:table-cell office:value-type="float" office:value="465" calcext:value-type="float">
            <text:p>465</text:p>
          </table:table-cell>
          <table:table-cell office:value-type="float" office:value="135" calcext:value-type="float">
            <text:p>135</text:p>
          </table:table-cell>
          <table:table-cell office:value-type="float" office:value="8929" calcext:value-type="float">
            <text:p>89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5 23:33:20</text:p>
          </table:table-cell>
          <table:table-cell office:value-type="float" office:value="65778" calcext:value-type="float">
            <text:p>65778</text:p>
          </table:table-cell>
          <table:table-cell office:value-type="float" office:value="942" calcext:value-type="float">
            <text:p>942</text:p>
          </table:table-cell>
          <table:table-cell office:value-type="float" office:value="361" calcext:value-type="float">
            <text:p>361</text:p>
          </table:table-cell>
          <table:table-cell table:formula="of:=[.E105]-[.F105]-[.G105]" office:value-type="float" office:value="64475" calcext:value-type="float">
            <text:p>644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117" calcext:value-type="float">
            <text:p>11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19" calcext:value-type="float">
            <text:p>41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654" calcext:value-type="float">
            <text:p>165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38" calcext:value-type="float">
            <text:p>16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5"/>
          <table:table-cell table:style-name="ce22" office:value-type="string" calcext:value-type="string">
            <text:p>2020-03-25 23:33:04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87" calcext:value-type="float">
            <text:p>587</text:p>
          </table:table-cell>
          <table:table-cell office:value-type="float" office:value="115" calcext:value-type="float">
            <text:p>11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79" calcext:value-type="float">
            <text:p>3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173" calcext:value-type="float">
            <text:p>117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42" calcext:value-type="float">
            <text:p>114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7323" calcext:value-type="float">
            <text:p>37323</text:p>
          </table:table-cell>
          <table:table-cell office:value-type="float" office:value="206" calcext:value-type="float">
            <text:p>206</text:p>
          </table:table-cell>
          <table:table-cell office:value-type="float" office:value="3547" calcext:value-type="float">
            <text:p>3547</text:p>
          </table:table-cell>
          <table:table-cell office:value-type="float" office:value="33570" calcext:value-type="float">
            <text:p>3357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821" calcext:value-type="float">
            <text:p>8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763" calcext:value-type="float">
            <text:p>7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79" calcext:value-type="float">
            <text:p>6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57" calcext:value-type="float">
            <text:p>65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602" calcext:value-type="float">
            <text:p>6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90" calcext:value-type="float">
            <text:p>79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46" calcext:value-type="float">
            <text:p>346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214" calcext:value-type="float">
            <text:p>2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564" calcext:value-type="float">
            <text:p>15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50" calcext:value-type="float">
            <text:p>15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7017" calcext:value-type="float">
            <text:p>27017</text:p>
          </table:table-cell>
          <table:table-cell office:value-type="float" office:value="2077" calcext:value-type="float">
            <text:p>2077</text:p>
          </table:table-cell>
          <table:table-cell office:value-type="float" office:value="9625" calcext:value-type="float">
            <text:p>9625</text:p>
          </table:table-cell>
          <table:table-cell office:value-type="float" office:value="15315" calcext:value-type="float">
            <text:p>153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369" calcext:value-type="float">
            <text:p>236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306" calcext:value-type="float">
            <text:p>230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4386" calcext:value-type="float">
            <text:p>74386</text:p>
          </table:table-cell>
          <table:table-cell office:value-type="float" office:value="7503" calcext:value-type="float">
            <text:p>7503</text:p>
          </table:table-cell>
          <table:table-cell office:value-type="float" office:value="9362" calcext:value-type="float">
            <text:p>9362</text:p>
          </table:table-cell>
          <table:table-cell office:value-type="float" office:value="57521" calcext:value-type="float">
            <text:p>575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307" calcext:value-type="float">
            <text:p>1307</text:p>
          </table:table-cell>
          <table:table-cell office:value-type="float" office:value="45" calcext:value-type="float">
            <text:p>45</text:p>
          </table:table-cell>
          <table:table-cell office:value-type="float" office:value="310" calcext:value-type="float">
            <text:p>310</text:p>
          </table:table-cell>
          <table:table-cell office:value-type="float" office:value="952" calcext:value-type="float">
            <text:p>9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7" calcext:value-type="float">
            <text:p>3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333" calcext:value-type="float">
            <text:p>13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19" calcext:value-type="float">
            <text:p>131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1577" calcext:value-type="float">
            <text:p>157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6" calcext:value-type="float">
            <text:p>3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3" calcext:value-type="float">
            <text:p>18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084" calcext:value-type="float">
            <text:p>308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064" calcext:value-type="float">
            <text:p>306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063" calcext:value-type="float">
            <text:p>106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34" calcext:value-type="float">
            <text:p>103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43" calcext:value-type="float">
            <text:p>4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36" calcext:value-type="float">
            <text:p>63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572" calcext:value-type="float">
            <text:p>5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051" calcext:value-type="float">
            <text:p>105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30" calcext:value-type="float">
            <text:p>10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995" calcext:value-type="float">
            <text:p>299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930" calcext:value-type="float">
            <text:p>29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96" calcext:value-type="float">
            <text:p>4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137" calcext:value-type="float">
            <text:p>9137</text:p>
          </table:table-cell>
          <table:table-cell office:value-type="float" office:value="126" calcext:value-type="float">
            <text:p>126</text:p>
          </table:table-cell>
          <table:table-cell office:value-type="float" office:value="3730" calcext:value-type="float">
            <text:p>3730</text:p>
          </table:table-cell>
          <table:table-cell office:value-type="float" office:value="5281" calcext:value-type="float">
            <text:p>52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06" calcext:value-type="float">
            <text:p>906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803" calcext:value-type="float">
            <text:p>8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26" calcext:value-type="float">
            <text:p>62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69" calcext:value-type="float">
            <text:p>8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65" calcext:value-type="float">
            <text:p>36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69" calcext:value-type="float">
            <text:p>4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13" calcext:value-type="float">
            <text:p>5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97" calcext:value-type="float">
            <text:p>6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49515" calcext:value-type="float">
            <text:p>49515</text:p>
          </table:table-cell>
          <table:table-cell office:value-type="float" office:value="3647" calcext:value-type="float">
            <text:p>3647</text:p>
          </table:table-cell>
          <table:table-cell office:value-type="float" office:value="5367" calcext:value-type="float">
            <text:p>5367</text:p>
          </table:table-cell>
          <table:table-cell office:value-type="float" office:value="40501" calcext:value-type="float">
            <text:p>4050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526" calcext:value-type="float">
            <text:p>2526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2448" calcext:value-type="float">
            <text:p>24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0897" calcext:value-type="float">
            <text:p>10897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0613" calcext:value-type="float">
            <text:p>106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08:02:14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04" calcext:value-type="float">
            <text:p>2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860" calcext:value-type="float">
            <text:p>86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2433" calcext:value-type="float">
            <text:p>2433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2348" calcext:value-type="float">
            <text:p>23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79" calcext:value-type="float">
            <text:p>27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4" calcext:value-type="float">
            <text:p>1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5 23:33: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 table:number-rows-repeated="59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>
          <table:table-cell table:number-columns-repeated="2"/>
          <table:table-cell table:style-name="ce5"/>
          <table:table-cell table:number-columns-repeated="6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3"/>
          <table:table-cell table:style-name="ce21"/>
          <table:table-cell table:number-columns-repeated="62"/>
        </table:table-row>
        <table:table-row table:style-name="ro1" table:number-rows-repeated="6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">
          <table:table-cell table:number-columns-repeated="66"/>
        </table:table-row>
        <table:table-row table:style-name="ro1">
          <table:table-cell table:number-columns-repeated="3"/>
          <table:table-cell table:style-name="ce32"/>
          <table:table-cell table:number-columns-repeated="62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22" office:value-type="string" calcext:value-type="string">
            <text:p>2020-03-25 23:33:04</text:p>
          </table:table-cell>
          <table:table-cell table:style-name="ce3" table:formula="of:=SUMIF([.$A$2:.$A$298]; &quot;C-Australia&quot;;[.E$2:.E$298])" office:value-type="float" office:value="2364" calcext:value-type="float">
            <text:p>2364</text:p>
          </table:table-cell>
          <table:table-cell table:style-name="ce3" table:formula="of:=SUMIF([.$A$2:.$A$298]; &quot;C-Australia&quot;;[.F$2:.F$298])" office:value-type="float" office:value="8" calcext:value-type="float">
            <text:p>8</text:p>
          </table:table-cell>
          <table:table-cell table:style-name="ce3" table:formula="of:=SUMIF([.$A$2:.$A$298]; &quot;C-Australia&quot;;[.G$2:.G$298])" office:value-type="float" office:value="119" calcext:value-type="float">
            <text:p>119</text:p>
          </table:table-cell>
          <table:table-cell table:style-name="ce3" table:formula="of:=[.E332]-[.F332]-[.G332]" office:value-type="float" office:value="2237" calcext:value-type="float">
            <text:p>2237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22" office:value-type="string" calcext:value-type="string">
            <text:p>2020-03-25 23:33:04</text:p>
          </table:table-cell>
          <table:table-cell table:style-name="ce3" table:formula="of:=SUMIF([.$A$2:.$A$297]; &quot;C-Canada&quot;;[.E$2:.E$297])" office:value-type="float" office:value="3251" calcext:value-type="float">
            <text:p>3251</text:p>
          </table:table-cell>
          <table:table-cell table:style-name="ce3" table:formula="of:=SUMIF([.$A$2:.$A$297]; &quot;C-Canada&quot;;[.F$2:.F$297])" office:value-type="float" office:value="30" calcext:value-type="float">
            <text:p>30</text:p>
          </table:table-cell>
          <table:table-cell table:style-name="ce3" table:formula="of:=SUMIF([.$A$2:.$A$297]; &quot;C-Canada&quot;;[.G$2:.G$297])" office:value-type="float" office:value="183" calcext:value-type="float">
            <text:p>183</text:p>
          </table:table-cell>
          <table:table-cell table:style-name="ce3" table:formula="of:=[.E333]-[.F333]-[.G333]" office:value-type="float" office:value="3038" calcext:value-type="float">
            <text:p>303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22" office:value-type="string" calcext:value-type="string">
            <text:p>2020-03-25 23:33:04</text:p>
          </table:table-cell>
          <table:table-cell table:style-name="ce3" table:formula="of:=SUMIF([.$A$2:.$A$297]; &quot;C-China&quot;;[.E$2:.E$297])" office:value-type="float" office:value="81661" calcext:value-type="float">
            <text:p>81661</text:p>
          </table:table-cell>
          <table:table-cell table:style-name="ce3" table:formula="of:=SUMIF([.$A$2:.$A$297]; &quot;C-China&quot;;[.F$2:.F$297])" office:value-type="float" office:value="3285" calcext:value-type="float">
            <text:p>3285</text:p>
          </table:table-cell>
          <table:table-cell table:style-name="ce3" table:formula="of:=SUMIF([.$A$2:.$A$297]; &quot;C-China&quot;;[.G$2:.G$297])" office:value-type="float" office:value="73773" calcext:value-type="float">
            <text:p>73773</text:p>
          </table:table-cell>
          <table:table-cell table:style-name="ce3" table:formula="of:=[.E334]-[.F334]-[.G334]" office:value-type="float" office:value="4603" calcext:value-type="float">
            <text:p>4603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table:style-name="ce3" table:formula="of:=SUMIF([.$A$2:.$A$297]; &quot;C-Denmark&quot;;[.E$2:.E$297])" office:value-type="float" office:value="1862" calcext:value-type="float">
            <text:p>1862</text:p>
          </table:table-cell>
          <table:table-cell table:style-name="ce3" table:formula="of:=SUMIF([.$A$2:.$A$297]; &quot;C-Denmark&quot;;[.F$2:.F$297])" office:value-type="float" office:value="34" calcext:value-type="float">
            <text:p>34</text:p>
          </table:table-cell>
          <table:table-cell table:style-name="ce3" table:formula="of:=SUMIF([.$A$2:.$A$297]; &quot;C-Denmark&quot;;[.G$2:.G$297])" office:value-type="float" office:value="41" calcext:value-type="float">
            <text:p>41</text:p>
          </table:table-cell>
          <table:table-cell table:style-name="ce3" table:formula="of:=[.E335]-[.F335]-[.G335]" office:value-type="float" office:value="1787" calcext:value-type="float">
            <text:p>1787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table:style-name="ce3" table:formula="of:=SUMIF([.$A$2:.$A$297]; &quot;C-France&quot;;[.E$2:.E$297])" office:value-type="float" office:value="25600" calcext:value-type="float">
            <text:p>25600</text:p>
          </table:table-cell>
          <table:table-cell table:style-name="ce3" table:formula="of:=SUMIF([.$A$2:.$A$297]; &quot;C-France&quot;;[.F$2:.F$297])" office:value-type="float" office:value="1333" calcext:value-type="float">
            <text:p>1333</text:p>
          </table:table-cell>
          <table:table-cell table:style-name="ce3" table:formula="of:=SUMIF([.$A$2:.$A$297]; &quot;C-France&quot;;[.G$2:.G$297])" office:value-type="float" office:value="3907" calcext:value-type="float">
            <text:p>3907</text:p>
          </table:table-cell>
          <table:table-cell table:style-name="ce3" table:formula="of:=[.E336]-[.F336]-[.G336]" office:value-type="float" office:value="20360" calcext:value-type="float">
            <text:p>2036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table:style-name="ce3" table:formula="of:=SUMIF([.$A$2:.$A$297]; &quot;C-Netherlands&quot;;[.E$2:.E$297])" office:value-type="float" office:value="6438" calcext:value-type="float">
            <text:p>6438</text:p>
          </table:table-cell>
          <table:table-cell table:style-name="ce3" table:formula="of:=SUMIF([.$A$2:.$A$297]; &quot;C-Netherlands&quot;;[.F$2:.F$297])" office:value-type="float" office:value="357" calcext:value-type="float">
            <text:p>357</text:p>
          </table:table-cell>
          <table:table-cell table:style-name="ce3" table:formula="of:=SUMIF([.$A$2:.$A$297]; &quot;C-Netherlands&quot;;[.G$2:.G$297])" office:value-type="float" office:value="4" calcext:value-type="float">
            <text:p>4</text:p>
          </table:table-cell>
          <table:table-cell table:style-name="ce3" table:formula="of:=[.E337]-[.F337]-[.G337]" office:value-type="float" office:value="6077" calcext:value-type="float">
            <text:p>6077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table:style-name="ce3" table:formula="of:=SUMIF([.$A$2:.$A$297]; &quot;C-United Kingdom&quot;;[.E$2:.E$297])" office:value-type="float" office:value="9640" calcext:value-type="float">
            <text:p>9640</text:p>
          </table:table-cell>
          <table:table-cell table:style-name="ce3" table:formula="of:=SUMIF([.$A$2:.$A$297]; &quot;C-United Kingdom&quot;;[.F$2:.F$297])" office:value-type="float" office:value="466" calcext:value-type="float">
            <text:p>466</text:p>
          </table:table-cell>
          <table:table-cell table:style-name="ce3" table:formula="of:=SUMIF([.$A$2:.$A$297]; &quot;C-United Kingdom&quot;;[.G$2:.G$297])" office:value-type="float" office:value="140" calcext:value-type="float">
            <text:p>140</text:p>
          </table:table-cell>
          <table:table-cell table:style-name="ce3" table:formula="of:=[.E338]-[.F338]-[.G338]" office:value-type="float" office:value="9034" calcext:value-type="float">
            <text:p>903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7" office:value-type="string" calcext:value-type="string">
            <text:p>Amérique du Nord</text:p>
          </table:table-cell>
          <table:table-cell table:style-name="ce22" office:value-type="string" calcext:value-type="string">
            <text:p>2020-03-25 23:33:04</text:p>
          </table:table-cell>
          <table:table-cell table:style-name="ce3" table:formula="of:=SUMIF([.$A$2:.$A$297]; &quot;C-US&quot;;[.E$2:.E$297])" office:value-type="float" office:value="65778" calcext:value-type="float">
            <text:p>65778</text:p>
          </table:table-cell>
          <table:table-cell table:style-name="ce3" table:formula="of:=SUMIF([.$A$2:.$A$297]; &quot;C-US&quot;;[.F$2:.F$297])" office:value-type="float" office:value="942" calcext:value-type="float">
            <text:p>942</text:p>
          </table:table-cell>
          <table:table-cell table:style-name="ce3" table:formula="of:=SUMIF([.$A$2:.$A$297]; &quot;C-US&quot;;[.G$2:.G$297])" office:value-type="float" office:value="361" calcext:value-type="float">
            <text:p>361</text:p>
          </table:table-cell>
          <table:table-cell table:style-name="ce3" table:formula="of:=[.E339]-[.F339]-[.G339]" office:value-type="float" office:value="64475" calcext:value-type="float">
            <text:p>64475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5 23:33:04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E341]-[.F341]-[.G341]" office:value-type="float" office:value="197" calcext:value-type="float">
            <text:p>197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5 23:33:05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342]-[.F342]-[.G342]" office:value-type="float" office:value="145" calcext:value-type="float">
            <text:p>145</text:p>
          </table:table-cell>
          <table:table-cell table:number-columns-repeated="58"/>
        </table:table-row>
        <table:table-row table:style-name="ro1" table:number-rows-repeated="629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47603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35"/>
        <table:table-column table:style-name="co9" table:number-columns-repeated="4" table:default-cell-style-name="ce35"/>
        <table:table-column table:style-name="co9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9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250703" calcext:value-type="float">
            <text:p>250703</text:p>
          </table:table-cell>
          <table:table-cell table:formula="of:=SUMIF([all_data.$C$2:.$C$331];&quot;Europe&quot;;[$all_data.F$2:$all_data.F$302])" office:value-type="float" office:value="14236" calcext:value-type="float">
            <text:p>14236</text:p>
          </table:table-cell>
          <table:table-cell table:formula="of:=SUMIF([all_data.$C$2:.$C$331];&quot;Europe&quot;;[$all_data.G$2:$all_data.G$302])" office:value-type="float" office:value="23492" calcext:value-type="float">
            <text:p>23492</text:p>
          </table:table-cell>
          <table:table-cell table:formula="of:=SUMIF([all_data.$C$2:.$C$331];&quot;Europe&quot;;[$all_data.H$2:$all_data.H$302])" office:value-type="float" office:value="212975" calcext:value-type="float">
            <text:p>212975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1301" calcext:value-type="float">
            <text:p>101301</text:p>
          </table:table-cell>
          <table:table-cell table:formula="of:=SUMIF([$all_data.$C$2:$all_data.$C$331];&quot;Asie&quot;;[$all_data.F$2:$all_data.F$302])" office:value-type="float" office:value="3617" calcext:value-type="float">
            <text:p>3617</text:p>
          </table:table-cell>
          <table:table-cell table:formula="of:=SUMIF([$all_data.$C$2:$all_data.$C$331];&quot;Asie&quot;;[$all_data.G$2:$all_data.G$302])" office:value-type="float" office:value="78686" calcext:value-type="float">
            <text:p>78686</text:p>
          </table:table-cell>
          <table:table-cell table:formula="of:=SUMIF([$all_data.$C$2:$all_data.$C$331];&quot;Asie&quot;;[$all_data.H$2:$all_data.H$302])" office:value-type="float" office:value="18998" calcext:value-type="float">
            <text:p>18998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32306" calcext:value-type="float">
            <text:p>32306</text:p>
          </table:table-cell>
          <table:table-cell table:formula="of:=SUMIF([$all_data.$C$2:$all_data.$C$331];&quot;Moyen-Orient&quot;;[$all_data.F$2:$all_data.F$302])" office:value-type="float" office:value="2121" calcext:value-type="float">
            <text:p>2121</text:p>
          </table:table-cell>
          <table:table-cell table:formula="of:=SUMIF([$all_data.$C$2:$all_data.$C$331];&quot;Moyen-Orient&quot;;[$all_data.G$2:$all_data.G$302])" office:value-type="float" office:value="9989" calcext:value-type="float">
            <text:p>9989</text:p>
          </table:table-cell>
          <table:table-cell table:formula="of:=SUMIF([$all_data.$C$2:$all_data.$C$331];&quot;Moyen-Orient&quot;;[$all_data.H$2:$all_data.H$302])" office:value-type="float" office:value="20196" calcext:value-type="float">
            <text:p>20196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69076" calcext:value-type="float">
            <text:p>69076</text:p>
          </table:table-cell>
          <table:table-cell table:formula="of:=SUMIF([$all_data.$C$2:$all_data.$C$331];&quot;Amérique du Nord&quot;;[$all_data.F$2:$all_data.F$302])" office:value-type="float" office:value="975" calcext:value-type="float">
            <text:p>975</text:p>
          </table:table-cell>
          <table:table-cell table:formula="of:=SUMIF([$all_data.$C$2:$all_data.$C$331];&quot;Amérique du Nord&quot;;[$all_data.G$2:$all_data.G$302])" office:value-type="float" office:value="548" calcext:value-type="float">
            <text:p>548</text:p>
          </table:table-cell>
          <table:table-cell table:formula="of:=SUMIF([$all_data.$C$2:$all_data.$C$331];&quot;Amérique du Nord&quot;;[$all_data.H$2:$all_data.H$302])" office:value-type="float" office:value="64871" calcext:value-type="float">
            <text:p>64871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6769" calcext:value-type="float">
            <text:p>6769</text:p>
          </table:table-cell>
          <table:table-cell table:formula="of:=SUMIF([$all_data.$C$2:$all_data.$C$331];&quot;Amérique du Sud&quot;;[$all_data.F$2:$all_data.F$302])" office:value-type="float" office:value="117" calcext:value-type="float">
            <text:p>117</text:p>
          </table:table-cell>
          <table:table-cell table:formula="of:=SUMIF([$all_data.$C$2:$all_data.$C$331];&quot;Amérique du Sud&quot;;[$all_data.G$2:$all_data.G$302])" office:value-type="float" office:value="105" calcext:value-type="float">
            <text:p>105</text:p>
          </table:table-cell>
          <table:table-cell table:formula="of:=SUMIF([$all_data.$C$2:$all_data.$C$331];&quot;Amérique du Sud&quot;;[$all_data.H$2:$all_data.H$302])" office:value-type="float" office:value="6547" calcext:value-type="float">
            <text:p>6547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2928" calcext:value-type="float">
            <text:p>2928</text:p>
          </table:table-cell>
          <table:table-cell table:formula="of:=SUMIF([$all_data.$C$2:$all_data.$C$331];&quot;Océanie&quot;;[$all_data.F$2:$all_data.F$302])" office:value-type="float" office:value="10" calcext:value-type="float">
            <text:p>10</text:p>
          </table:table-cell>
          <table:table-cell table:formula="of:=SUMIF([$all_data.$C$2:$all_data.$C$331];&quot;Océanie&quot;;[$all_data.G$2:$all_data.G$302])" office:value-type="float" office:value="141" calcext:value-type="float">
            <text:p>141</text:p>
          </table:table-cell>
          <table:table-cell table:formula="of:=SUMIF([$all_data.$C$2:$all_data.$C$331];&quot;Océanie&quot;;[$all_data.H$2:$all_data.H$302])" office:value-type="float" office:value="2421" calcext:value-type="float">
            <text:p>2421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2766" calcext:value-type="float">
            <text:p>2766</text:p>
          </table:table-cell>
          <table:table-cell table:formula="of:=SUMIF([all_data.$C$2:.$C$302];&quot;Afrique&quot;;[all_data.F$2:.F$302])" office:value-type="float" office:value="73" calcext:value-type="float">
            <text:p>73</text:p>
          </table:table-cell>
          <table:table-cell table:formula="of:=SUMIF([all_data.$C$2:.$C$302];&quot;Afrique&quot;;[all_data.G$2:.G$302])" office:value-type="float" office:value="211" calcext:value-type="float">
            <text:p>211</text:p>
          </table:table-cell>
          <table:table-cell table:formula="of:=SUMIF([all_data.$C$2:.$C$302];&quot;Afrique&quot;;[all_data.H$2:.H$302])" office:value-type="float" office:value="2482" calcext:value-type="float">
            <text:p>2482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1104" calcext:value-type="float">
            <text:p>1104</text:p>
          </table:table-cell>
          <table:table-cell table:formula="of:=SUMIF([$all_data.$C$2:$all_data.$C$331];&quot;Amérique Centrale&quot;;[$all_data.F$2:$all_data.F$302])" office:value-type="float" office:value="22" calcext:value-type="float">
            <text:p>22</text:p>
          </table:table-cell>
          <table:table-cell table:formula="of:=SUMIF([$all_data.$C$2:$all_data.$C$331];&quot;Amérique Centrale&quot;;[$all_data.G$2:$all_data.G$302])" office:value-type="float" office:value="12" calcext:value-type="float">
            <text:p>12</text:p>
          </table:table-cell>
          <table:table-cell table:formula="of:=SUMIF([$all_data.$C$2:$all_data.$C$331];&quot;Amérique Centrale&quot;;[$all_data.H$2:$all_data.H$302])" office:value-type="float" office:value="1070" calcext:value-type="float">
            <text:p>1070</text:p>
          </table:table-cell>
          <table:table-cell/>
        </table:table-row>
      </table:table>
      <table:table table:name="major_continent" table:style-name="ta1">
        <table:table-column table:style-name="co11" table:default-cell-style-name="ce35"/>
        <table:table-column table:style-name="co9" table:number-columns-repeated="4" table:default-cell-style-name="ce35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250703" calcext:value-type="float">
            <text:p>250703</text:p>
          </table:table-cell>
          <table:table-cell table:formula="of:=SUMIF([$all_data.$C$2:$all_data.$C$331];&quot;Europe&quot;;[$all_data.F$2:$all_data.F$302])" office:value-type="float" office:value="14236" calcext:value-type="float">
            <text:p>14236</text:p>
          </table:table-cell>
          <table:table-cell table:formula="of:=SUMIF([$all_data.$C$2:$all_data.$C$331];&quot;Europe&quot;;[$all_data.G$2:$all_data.G$302])" office:value-type="float" office:value="23492" calcext:value-type="float">
            <text:p>23492</text:p>
          </table:table-cell>
          <table:table-cell table:formula="of:=SUMIF([$all_data.$C$2:$all_data.$C$331];&quot;Europe&quot;;[$all_data.H$2:$all_data.H$302])" office:value-type="float" office:value="212975" calcext:value-type="float">
            <text:p>212975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1301" calcext:value-type="float">
            <text:p>101301</text:p>
          </table:table-cell>
          <table:table-cell table:formula="of:=SUMIF([$all_data.$C$2:$all_data.$C$331];&quot;Asie&quot;;[$all_data.F$2:$all_data.F$302])" office:value-type="float" office:value="3617" calcext:value-type="float">
            <text:p>3617</text:p>
          </table:table-cell>
          <table:table-cell table:formula="of:=SUMIF([$all_data.$C$2:$all_data.$C$331];&quot;Asie&quot;;[$all_data.G$2:$all_data.G$302])" office:value-type="float" office:value="78686" calcext:value-type="float">
            <text:p>78686</text:p>
          </table:table-cell>
          <table:table-cell table:formula="of:=SUMIF([$all_data.$C$2:$all_data.$C$331];&quot;Asie&quot;;[$all_data.H$2:$all_data.H$302])" office:value-type="float" office:value="18998" calcext:value-type="float">
            <text:p>18998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69076" calcext:value-type="float">
            <text:p>69076</text:p>
          </table:table-cell>
          <table:table-cell table:formula="of:=SUMIF([$all_data.$C$2:$all_data.$C$331];&quot;Amérique du Nord&quot;;[$all_data.F$2:$all_data.F$302])" office:value-type="float" office:value="975" calcext:value-type="float">
            <text:p>975</text:p>
          </table:table-cell>
          <table:table-cell table:formula="of:=SUMIF([$all_data.$C$2:$all_data.$C$331];&quot;Amérique du Nord&quot;;[$all_data.G$2:$all_data.G$302])" office:value-type="float" office:value="548" calcext:value-type="float">
            <text:p>548</text:p>
          </table:table-cell>
          <table:table-cell table:formula="of:=SUMIF([$all_data.$C$2:$all_data.$C$331];&quot;Amérique du Nord&quot;;[$all_data.H$2:$all_data.H$302])" office:value-type="float" office:value="64871" calcext:value-type="float">
            <text:p>64871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32306" calcext:value-type="float">
            <text:p>32306</text:p>
          </table:table-cell>
          <table:table-cell table:formula="of:=SUMIF([$all_data.$C$2:$all_data.$C$331];&quot;Moyen-Orient&quot;;[$all_data.F$2:$all_data.F$302])" office:value-type="float" office:value="2121" calcext:value-type="float">
            <text:p>2121</text:p>
          </table:table-cell>
          <table:table-cell table:formula="of:=SUMIF([$all_data.$C$2:$all_data.$C$331];&quot;Moyen-Orient&quot;;[$all_data.G$2:$all_data.G$302])" office:value-type="float" office:value="9989" calcext:value-type="float">
            <text:p>9989</text:p>
          </table:table-cell>
          <table:table-cell table:formula="of:=SUMIF([$all_data.$C$2:$all_data.$C$331];&quot;Moyen-Orient&quot;;[$all_data.H$2:$all_data.H$302])" office:value-type="float" office:value="20196" calcext:value-type="float">
            <text:p>20196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2463" calcext:value-type="float">
            <text:p>12463</text:p>
          </table:table-cell>
          <table:table-cell table:formula="of:=SUM([$continent.C$6:$continent.C$8])" office:value-type="float" office:value="200" calcext:value-type="float">
            <text:p>200</text:p>
          </table:table-cell>
          <table:table-cell table:formula="of:=SUM([$continent.D$6:$continent.D$8])" office:value-type="float" office:value="457" calcext:value-type="float">
            <text:p>457</text:p>
          </table:table-cell>
          <table:table-cell table:formula="of:=SUM([$continent.E$6:$continent.E$8])" office:value-type="float" office:value="11450" calcext:value-type="float">
            <text:p>11450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00-00-00</text:date>, <text:time style:data-style-name="N2" text:time-value="09:33:57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6T10:00:39.562000000</dc:date>
    <meta:editing-duration>PT4H48M20S</meta:editing-duration>
    <meta:editing-cycles>27</meta:editing-cycles>
    <meta:generator>LibreOffice/6.4.2.2$Windows_X86_64 LibreOffice_project/4e471d8c02c9c90f512f7f9ead8875b57fcb1ec3</meta:generator>
    <meta:document-statistic meta:table-count="3" meta:cell-count="2051" meta:object-count="0"/>
  </office:meta>
</office:document-meta>
</file>